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0.153cm"/>
    </style:style>
    <style:style style:name="Tabla1.B" style:family="table-column">
      <style:table-column-properties style:column-width="1.055cm"/>
    </style:style>
    <style:style style:name="Tabla1.C" style:family="table-column">
      <style:table-column-properties style:column-width="1.408cm"/>
    </style:style>
    <style:style style:name="Tabla1.D" style:family="table-column">
      <style:table-column-properties style:column-width="5.639cm"/>
    </style:style>
    <style:style style:name="Tabla1.E" style:family="table-column">
      <style:table-column-properties style:column-width="1.355cm"/>
    </style:style>
    <style:style style:name="Tabla1.F" style:family="table-column">
      <style:table-column-properties style:column-width="1.499cm"/>
    </style:style>
    <style:style style:name="Tabla1.H" style:family="table-column">
      <style:table-column-properties style:column-width="2.297cm"/>
    </style:style>
    <style:style style:name="Tabla1.I" style:family="table-column">
      <style:table-column-properties style:column-width="2.096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 fo:padding-left="0cm" fo:padding-right="0cm" fo:padding-top="0cm" fo:padding-bottom="0.053cm" fo:border-left="none" fo:border-right="none" fo:border-top="none" fo:border-bottom="0.002cm solid #d9d9d9"/>
    </style:style>
    <style:style style:name="Tabla1.A2" style:family="table-cell">
      <style:table-cell-properties style:vertical-align="middle" fo:padding-left="0cm" fo:padding-right="0.079cm" fo:padding-top="0cm" fo:padding-bottom="0cm" fo:border-left="none" fo:border-right="0.002cm solid #d9d9d9" fo:border-top="none" fo:border-bottom="none"/>
    </style:style>
    <style:style style:name="Tabla1.B2" style:family="table-cell">
      <style:table-cell-properties style:vertical-align="middle" fo:background-color="#f6b26b" fo:padding-left="0cm" fo:padding-right="0.079cm" fo:padding-top="0cm" fo:padding-bottom="0.053cm" fo:border-left="none" fo:border-right="0.002cm solid #d9d9d9" fo:border-top="none" fo:border-bottom="0.002cm solid #d9d9d9">
        <style:background-image/>
      </style:table-cell-properties>
    </style:style>
    <style:style style:name="Tabla1.B3" style:family="table-cell">
      <style:table-cell-properties style:vertical-align="middle" fo:padding-left="0cm" fo:padding-right="0.079cm" fo:padding-top="0cm" fo:padding-bottom="0.053cm" fo:border-left="none" fo:border-right="0.002cm solid #d9d9d9" fo:border-top="none" fo:border-bottom="0.002cm solid #d9d9d9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1pt"/>
    </style:style>
    <style:style style:name="P3" style:family="paragraph" style:parent-style-name="Table_20_Contents">
      <style:text-properties fo:font-size="11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5" style:family="paragraph" style:parent-style-name="Table_20_Contents">
      <style:text-properties style:font-name="Liberation Serif1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column table:style-name="Tabla1.H"/>
        <table:table-column table:style-name="Tabla1.I"/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table:number-columns-spanned="8" office:value-type="string">
            <text:p text:style-name="P4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columns-spanned="3" office:value-type="string">
            <text:p text:style-name="P4">Exercici</text:p>
          </table:table-cell>
          <table:covered-table-cell/>
          <table:covered-table-cell/>
          <table:table-cell table:style-name="Tabla1.B3" office:value-type="string">
            <text:p text:style-name="P4">Ho he fet?</text:p>
          </table:table-cell>
          <table:table-cell table:style-name="Tabla1.B3" office:value-type="string">
            <text:p text:style-name="P4">S'ha fet?</text:p>
          </table:table-cell>
          <table:table-cell table:style-name="Tabla1.B3" office:value-type="string">
            <text:p text:style-name="P4">Està bé?</text:p>
          </table:table-cell>
          <table:table-cell table:style-name="Tabla1.B3" office:value-type="string">
            <text:p text:style-name="P4">Número de <text:line-break/>correccions</text:p>
          </table:table-cell>
          <table:table-cell table:style-name="Tabla1.B3" office:value-type="string">
            <text:p text:style-name="P4">Data Validació<text:line-break/>Final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columns-spanned="3" office:value-type="string">
            <text:p text:style-name="P2">Processadors offline</text:p>
          </table:table-cell>
          <table:covered-table-cell/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rows-spanned="18" office:value-type="string">
            <text:p text:style-name="P1"/>
          </table:table-cell>
          <table:table-cell table:style-name="Tabla1.B3" table:number-columns-spanned="2" office:value-type="string">
            <text:p text:style-name="P2">1. Personalitzar els processadors de text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2" office:value-type="string">
            <text:p text:style-name="P1"/>
          </table:table-cell>
          <table:table-cell table:style-name="Tabla1.B3" office:value-type="string">
            <text:p text:style-name="P2">1a App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2a App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2. Plantilles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7" office:value-type="string">
            <text:p text:style-name="P1"/>
          </table:table-cell>
          <table:table-cell table:style-name="Tabla1.B3" office:value-type="string">
            <text:p text:style-name="P2">Checklist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Document amb 2 column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Diplom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Factur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5">Instància genèric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5">Currículum vitae modern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5">Document amb imatge de fon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3. Importar / Exportar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3" office:value-type="string">
            <text:p text:style-name="P1"/>
          </table:table-cell>
          <table:table-cell table:style-name="Tabla1.B3" office:value-type="string">
            <text:p text:style-name="P2">Exportar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Importar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Corregid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4. Macros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2" office:value-type="string">
            <text:p text:style-name="P1"/>
          </table:table-cell>
          <table:table-cell table:style-name="Tabla1.B3" office:value-type="string">
            <text:p text:style-name="P2">Diploma per a cada alumne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Sistema tabulat --&gt; Taul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columns-spanned="3" office:value-type="string">
            <text:p text:style-name="P2">Processadors Online</text:p>
          </table:table-cell>
          <table:covered-table-cell/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rows-spanned="15" office:value-type="string">
            <text:p text:style-name="P1"/>
          </table:table-cell>
          <table:table-cell table:style-name="Tabla1.B3" table:number-columns-spanned="2" office:value-type="string">
            <text:p text:style-name="P2">1. Plantilles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8" office:value-type="string">
            <text:p text:style-name="P1"/>
          </table:table-cell>
          <table:table-cell table:style-name="Tabla1.B3" office:value-type="string">
            <text:p text:style-name="P2">Document pràctiqu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Checklist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Document amb 2 column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Diplom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Parte d'incidènci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Factur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Instància genèrica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Currículum Vitae Modern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2. Macro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2">Enviar checklist als company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3. Plantilles amb làtex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rows-spanned="3" office:value-type="string">
            <text:p text:style-name="P1"/>
          </table:table-cell>
          <table:table-cell table:style-name="Tabla1.B3" office:value-type="string">
            <text:p text:style-name="P2">Document pràctiqu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Manual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covered-table-cell/>
          <table:table-cell table:style-name="Tabla1.B3" office:value-type="string">
            <text:p text:style-name="P2">Document 2 taules</text:p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columns-spanned="3" office:value-type="string">
            <text:p text:style-name="P3">D. Document entregat</text:p>
          </table:table-cell>
          <table:covered-table-cell/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3" table:number-rows-spanned="4" office:value-type="string">
            <text:p text:style-name="P1"/>
          </table:table-cell>
          <table:table-cell table:style-name="Tabla1.B3" table:number-columns-spanned="2" office:value-type="string">
            <text:p text:style-name="P2">El document té totes les parts correctes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No hi ha faltes d'ortografia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S'ha entregat en el temps proposat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covered-table-cell/>
          <table:table-cell table:style-name="Tabla1.B3" table:number-columns-spanned="2" office:value-type="string">
            <text:p text:style-name="P2">Número de rectificacions fetes</text:p>
          </table:table-cell>
          <table:covered-table-cell/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7T09:44:06.871000000</meta:creation-date>
    <dc:date>2022-11-07T09:45:40.337000000</dc:date>
    <meta:editing-duration>PT2M55S</meta:editing-duration>
    <meta:editing-cycles>1</meta:editing-cycles>
    <meta:generator>OpenOffice/4.1.13$Win32 OpenOffice.org_project/4113m1$Build-9810</meta:generator>
    <meta:document-statistic meta:table-count="1" meta:image-count="0" meta:object-count="0" meta:page-count="1" meta:paragraph-count="47" meta:word-count="129" meta:character-count="816"/>
  </office:meta>
</office:document-meta>
</file>